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3EE84739EDCD50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width="true" fo:min-height="0.49cm" fo:min-width="2.053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12cm" fo:min-width="0.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 fo:min-width="0.2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 fo:min-width="0.3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12cm" fo:min-width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 fo:min-width="0.307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75cm" fo:min-width="2.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35cm" fo:min-width="3.1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45cm" fo:min-width="2.7cm"/>
    </style:style>
    <style:style style:name="gr11" style:family="graphic" style:parent-style-name="standard">
      <style:graphic-properties draw:stroke="none" svg:stroke-color="#000000" draw:fill="none" draw:fill-color="#ffffff" fo:min-height="0.433cm" fo:min-width="1.56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553cm" svg:height="0.74cm" svg:x="12.947cm" svg:y="13.099cm">
          <draw:text-box>
            <text:p>Cluster 1</text:p>
          </draw:text-box>
        </draw:frame>
        <draw:frame draw:style-name="gr2" draw:text-style-name="P2" draw:layer="layout" svg:width="27.7cm" svg:height="19.107cm" svg:x="1cm" svg:y="0.943cm">
          <draw:image xlink:href="Pictures/1000020100000280000001E03EE84739EDCD5056.png" xlink:type="simple" xlink:show="embed" xlink:actuate="onLoad" loext:mime-type="image/png">
            <text:p/>
          </draw:image>
        </draw:frame>
        <draw:frame draw:style-name="gr3" draw:text-style-name="P1" draw:layer="layout" svg:width="0.76cm" svg:height="0.962cm" svg:x="22.553cm" svg:y="3.8cm">
          <draw:text-box>
            <text:p>A</text:p>
          </draw:text-box>
        </draw:frame>
        <draw:frame draw:style-name="gr3" draw:text-style-name="P1" draw:layer="layout" svg:width="0.76cm" svg:height="0.962cm" svg:x="24.553cm" svg:y="4.3cm">
          <draw:text-box>
            <text:p>B</text:p>
          </draw:text-box>
        </draw:frame>
        <draw:frame draw:style-name="gr4" draw:text-style-name="P1" draw:layer="layout" svg:width="0.781cm" svg:height="0.962cm" svg:x="7.058cm" svg:y="15.712cm">
          <draw:text-box>
            <text:p>C</text:p>
          </draw:text-box>
        </draw:frame>
        <draw:frame draw:style-name="gr5" draw:text-style-name="P1" draw:layer="layout" svg:width="0.878cm" svg:height="0.962cm" svg:x="6.1cm" svg:y="16.8cm">
          <draw:text-box>
            <text:p>D</text:p>
          </draw:text-box>
        </draw:frame>
        <draw:frame draw:style-name="gr3" draw:text-style-name="P1" draw:layer="layout" svg:width="0.76cm" svg:height="0.962cm" svg:x="5.411cm" svg:y="9.68cm">
          <draw:text-box>
            <text:p>E</text:p>
          </draw:text-box>
        </draw:frame>
        <draw:frame draw:style-name="gr6" draw:text-style-name="P1" draw:layer="layout" svg:width="0.739cm" svg:height="0.862cm" svg:x="7.477cm" svg:y="10.4cm">
          <draw:text-box>
            <text:p>F</text:p>
          </draw:text-box>
        </draw:frame>
        <draw:frame draw:style-name="gr7" draw:text-style-name="P1" draw:layer="layout" svg:width="0.807cm" svg:height="0.962cm" svg:x="6.318cm" svg:y="11.3cm">
          <draw:text-box>
            <text:p>G</text:p>
          </draw:text-box>
        </draw:frame>
        <draw:custom-shape draw:style-name="gr8" draw:text-style-name="P2" xml:id="id5" draw:id="id5" draw:layer="layout" svg:width="2.8cm" svg:height="2cm" svg:x="5.3cm" svg:y="1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" draw:id="id1" draw:layer="layout" svg:width="3.6cm" svg:height="2.6cm" svg:x="5.2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3.2cm" svg:height="1.7cm" svg:x="22.4cm" svg:y="3.6cm">
          <text:p/>
          <draw:enhanced-geometry svg:viewBox="0 0 21600 21600" draw:type="rectangle" draw:enhanced-path="M 0 0 L 21600 0 21600 21600 0 21600 0 0 Z N"/>
        </draw:custom-shape>
        <draw:frame draw:style-name="gr11" draw:text-style-name="P1" xml:id="id4" draw:id="id4" draw:layer="layout" svg:width="2.06cm" svg:height="0.683cm" svg:x="22.924cm" svg:y="7.181cm">
          <draw:text-box>
            <text:p>Cluster 4</text:p>
          </draw:text-box>
        </draw:frame>
        <draw:frame draw:style-name="gr11" draw:text-style-name="P1" xml:id="id2" draw:id="id2" draw:layer="layout" svg:width="2.06cm" svg:height="0.683cm" svg:x="6.124cm" svg:y="6.736cm">
          <draw:text-box>
            <text:p>Cluster 3</text:p>
          </draw:text-box>
        </draw:frame>
        <draw:frame draw:style-name="gr11" draw:text-style-name="P1" xml:id="id6" draw:id="id6" draw:layer="layout" svg:width="2.06cm" svg:height="0.683cm" svg:x="10.8cm" svg:y="16.2cm">
          <draw:text-box>
            <text:p>Cluster 2</text:p>
          </draw:text-box>
        </draw:frame>
        <draw:connector draw:style-name="gr12" draw:text-style-name="P3" draw:layer="layout" draw:type="line" svg:x1="7cm" svg:y1="9.5cm" svg:x2="7.154cm" svg:y2="7.419cm" draw:start-shape="id1" draw:start-glue-point="0" draw:end-shape="id2" draw:end-glue-point="2" svg:d="M7000 9500l154-2081" svg:viewBox="0 0 155 2082">
          <text:p/>
        </draw:connector>
        <draw:connector draw:style-name="gr12" draw:text-style-name="P3" draw:layer="layout" draw:type="line" svg:x1="24cm" svg:y1="5.3cm" svg:x2="23.954cm" svg:y2="7.181cm" draw:start-shape="id3" draw:start-glue-point="2" draw:end-shape="id4" draw:end-glue-point="0" svg:d="M24000 5300l-46 1881" svg:viewBox="0 0 47 1882">
          <text:p/>
        </draw:connector>
        <draw:connector draw:style-name="gr12" draw:text-style-name="P3" draw:layer="layout" draw:type="line" svg:x1="8.1cm" svg:y1="16.6cm" svg:x2="10.8cm" svg:y2="16.541cm" draw:start-shape="id5" draw:start-glue-point="1" draw:end-shape="id6" draw:end-glue-point="3" svg:d="M8100 16600l2700-59" svg:viewBox="0 0 2701 6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8T17:46:37.881996681</dc:date>
    <meta:editing-duration>PT39M41S</meta:editing-duration>
    <meta:editing-cycles>5</meta:editing-cycles>
    <meta:generator>LibreOffice/6.4.6.2$Linux_X86_64 LibreOffice_project/40$Build-2</meta:generator>
    <meta:document-statistic meta:object-count="18"/>
  </office:meta>
</office:document-meta>
</file>